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" style:parent-style-name="Normal" style:family="paragraph">
      <style:paragraph-properties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Amaia ROTAECHE MONTERO</text:p>
      <text:p text:style-name="Normal">GITT+BA 3·B</text:p>
      <text:p text:style-name="Normal"/>
      <text:p text:style-name="P2">PRÁCTICA 2: PÁGINA WEB CON HTML Y CSS</text:p>
      <text:p text:style-name="P3"/>
      <text:p text:style-name="Normal"><text:a xlink:href="https://amaiarm.github.io/AmaiaRM.Paris/index.html" office:target-frame-name="_top" xlink:show="replace"><text:span text:style-name="Hipervínculo">https://amaiarm.github.io/AmaiaRM.Paris/index.html</text:span></text:a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maia Rotaeche Montero</meta:initial-creator>
    <dc:creator>Amaia Rotaeche Montero</dc:creator>
    <meta:creation-date>2023-02-17T18:53:00Z</meta:creation-date>
    <dc:date>2023-02-19T18:55:00Z</dc:date>
    <meta:template xlink:href="Normal.dotm" xlink:type="simple"/>
    <meta:editing-cycles>2</meta:editing-cycles>
    <meta:editing-duration>PT120S</meta:editing-duration>
    <meta:document-statistic meta:page-count="1" meta:paragraph-count="1" meta:word-count="29" meta:character-count="193" meta:row-count="1" meta:non-whitespace-character-count="165"/>
  </office:meta>
</office:document-meta>
</file>